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85cm" fo:min-width="3.346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3.812cm"/>
    </style:style>
    <style:style style:name="gr6"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text-style-name="P1" draw:layer="layout" svg:x1="5.715cm" svg:y1="5.08cm" svg:x2="5.715cm" svg:y2="14.605cm">
          <text:p/>
        </draw:line>
        <draw:line draw:style-name="gr1" draw:text-style-name="P1" draw:layer="layout" svg:x1="5.715cm" svg:y1="14.605cm" svg:x2="24.13cm" svg:y2="14.605cm">
          <text:p/>
        </draw:line>
        <draw:frame draw:style-name="gr2" draw:layer="layout" svg:width="2.428cm" svg:height="0.962cm" svg:x="3.287cm" svg:y="5.08cm">
          <draw:text-box>
            <text:p>energy</text:p>
          </draw:text-box>
        </draw:frame>
        <draw:frame draw:style-name="gr3" draw:layer="layout" svg:width="4.481cm" svg:height="0.962cm" svg:x="19.685cm" svg:y="14.605cm">
          <draw:text-box>
            <text:p>conformations</text:p>
          </draw:text-box>
        </draw:frame>
        <draw:path draw:style-name="gr4" draw:text-style-name="P1" draw:layer="layout" svg:width="14.302cm" svg:height="10.879cm" draw:transform="skewX (-1.04730565882551E-017) rotate (-0.321664181143681) translate (8.30385843852853cm 1.2292550097197cm)" svg:viewBox="0 0 14303 10880" svg:d="m0 1364c407-12 799 140 1138 402 345 266 471 668 792 926 340 274 390 666 670 1004 249 302 456 631 624 982 168 353 413 645 591 993 183 357 372 701 669 1004 280 286 559 587 759 937 231 404 655 369 1038 324 537-64 514-583 546-926 37-398 147-796 123-1194-27-442 78-859 89-1294 10-380 23-764-45-1138-70-386-148-772-200-1161-57-431 154-848 369-1238 224-406 703-611 1081-435 367 171 553 557 837 838 285 281 471 649 669 1004 188 336 319 688 525 1015 219 347 588 574 791 926 216 374 513 840 971 792 419-44 724-446 814-904 95-481 356-908 592-1349 206-387 333-826 357-1272 23-433 161-849 246-1272 80-403 53-813 77-1216 25-397 55-797 11-1194l79-435 90-401">
          <text:p/>
        </draw:path>
        <draw:line draw:style-name="gr1" draw:text-style-name="P1" draw:layer="layout" svg:x1="14.58cm" svg:y1="13.564cm" svg:x2="14.605cm" svg:y2="6.96cm">
          <text:p/>
        </draw:line>
        <draw:line draw:style-name="gr1" draw:text-style-name="P1" draw:layer="layout" svg:x1="13.97cm" svg:y1="13.589cm" svg:x2="15.24cm" svg:y2="13.589cm">
          <text:p/>
        </draw:line>
        <draw:frame draw:style-name="gr2" draw:text-style-name="P2" draw:layer="layout" svg:width="2.009cm" svg:height="1.361cm" svg:x="14.446cm" svg:y="11.339cm">
          <draw:text-box>
            <text:p><text:span text:style-name="T1">energy</text:span></text:p>
            <text:p><text:span text:style-name="T1">barrier</text:span></text:p>
          </draw:text-box>
        </draw:frame>
        <draw:frame draw:style-name="gr5" draw:text-style-name="P2" draw:layer="layout" svg:width="3.81cm" svg:height="0.806cm" svg:x="16.51cm" svg:y="12.7cm">
          <draw:text-box>
            <text:p><text:span text:style-name="T1">local minimum</text:span></text:p>
          </draw:text-box>
        </draw:frame>
        <draw:frame draw:style-name="gr2" draw:text-style-name="P2" draw:layer="layout" svg:width="3.978cm" svg:height="0.806cm" svg:x="8.89cm" svg:y="13.335cm">
          <draw:text-box>
            <text:p><text:span text:style-name="T1">global minimum</text:span></text:p>
          </draw:text-box>
        </draw:frame>
        <draw:frame draw:style-name="gr2" draw:layer="layout" svg:width="1.56cm" svg:height="0.962cm" svg:x="10.16cm" svg:y="12.666cm">
          <draw:text-box>
            <text:p>[27]</text:p>
          </draw:text-box>
        </draw:frame>
        <draw:frame draw:style-name="gr2" draw:layer="layout" svg:width="1.56cm" svg:height="0.962cm" svg:x="16.51cm" svg:y="11.738cm">
          <draw:text-box>
            <text:p>[38]</text:p>
          </draw:text-box>
        </draw:frame>
        <draw:frame draw:style-name="gr2" draw:layer="layout" svg:width="4.38cm" svg:height="0.962cm" svg:x="12.7cm" svg:y="6.023cm">
          <draw:text-box>
            <text:p>[27,38,36.5m]</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3-08T09:15:44</meta:creation-date>
    <meta:editing-duration>PT03H41M30S</meta:editing-duration>
    <meta:editing-cycles>15</meta:editing-cycles>
    <dc:date>2011-03-12T16:38:19</dc:date>
    <meta:generator>OpenOffice.org/3.2$Linux OpenOffice.org_project/320m19$Build-9505</meta:generator>
    <meta:document-statistic meta:object-count="36"/>
  </office:meta>
</office:document-meta>
</file>